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ahnschrift" svg:font-family="Bahnschrift"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599cm"/>
    </style:style>
    <style:style style:name="co2" style:family="table-column">
      <style:table-column-properties fo:break-before="auto" style:column-width="24.89cm"/>
    </style:style>
    <style:style style:name="co3" style:family="table-column">
      <style:table-column-properties fo:break-before="auto" style:column-width="14.152cm"/>
    </style:style>
    <style:style style:name="co4" style:family="table-column">
      <style:table-column-properties fo:break-before="auto" style:column-width="4.8cm"/>
    </style:style>
    <style:style style:name="co5" style:family="table-column">
      <style:table-column-properties fo:break-before="auto" style:column-width="30.358cm"/>
    </style:style>
    <style:style style:name="co6" style:family="table-column">
      <style:table-column-properties fo:break-before="auto" style:column-width="2.267cm"/>
    </style:style>
    <style:style style:name="co7" style:family="table-column">
      <style:table-column-properties fo:break-before="auto" style:column-width="4.856cm"/>
    </style:style>
    <style:style style:name="co8" style:family="table-column">
      <style:table-column-properties fo:break-before="auto" style:column-width="7.325cm"/>
    </style:style>
    <style:style style:name="co9" style:family="table-column">
      <style:table-column-properties fo:break-before="auto" style:column-width="4.44cm"/>
    </style:style>
    <style:style style:name="co10" style:family="table-column">
      <style:table-column-properties fo:break-before="auto" style:column-width="28.693cm"/>
    </style:style>
    <style:style style:name="co11" style:family="table-column">
      <style:table-column-properties fo:break-before="auto" style:column-width="3.496cm"/>
    </style:style>
    <style:style style:name="co12" style:family="table-column">
      <style:table-column-properties fo:break-before="auto" style:column-width="4.106cm"/>
    </style:style>
    <style:style style:name="co13" style:family="table-column">
      <style:table-column-properties fo:break-before="auto" style:column-width="3.69cm"/>
    </style:style>
    <style:style style:name="co14" style:family="table-column">
      <style:table-column-properties fo:break-before="auto" style:column-width="3.773cm"/>
    </style:style>
    <style:style style:name="co15" style:family="table-column">
      <style:table-column-properties fo:break-before="auto" style:column-width="7.047cm"/>
    </style:style>
    <style:style style:name="co16" style:family="table-column">
      <style:table-column-properties fo:break-before="auto" style:column-width="4.189cm"/>
    </style:style>
    <style:style style:name="co17" style:family="table-column">
      <style:table-column-properties fo:break-before="auto" style:column-width="8.797cm"/>
    </style:style>
    <style:style style:name="co18" style:family="table-column">
      <style:table-column-properties fo:break-before="auto" style:column-width="5.826cm"/>
    </style:style>
    <style:style style:name="co19" style:family="table-column">
      <style:table-column-properties fo:break-before="auto" style:column-width="30.051cm"/>
    </style:style>
    <style:style style:name="co20" style:family="table-column">
      <style:table-column-properties fo:break-before="auto" style:column-width="7.269cm"/>
    </style:style>
    <style:style style:name="co21" style:family="table-column">
      <style:table-column-properties fo:break-before="auto" style:column-width="28.776cm"/>
    </style:style>
    <style:style style:name="ro1" style:family="table-row">
      <style:table-row-properties style:row-height="0.47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0.453cm" fo:break-before="auto" style:use-optimal-row-height="true"/>
    </style:style>
    <style:style style:name="ro5" style:family="table-row">
      <style:table-row-properties style:row-height="2.157cm" fo:break-before="auto" style:use-optimal-row-height="true"/>
    </style:style>
    <style:style style:name="ro6" style:family="table-row">
      <style:table-row-properties style:row-height="1.737cm" fo:break-before="auto" style:use-optimal-row-height="true"/>
    </style:style>
    <style:style style:name="ro7" style:family="table-row">
      <style:table-row-properties style:row-height="3cm" fo:break-before="auto" style:use-optimal-row-height="true"/>
    </style:style>
    <style:style style:name="ro8" style:family="table-row">
      <style:table-row-properties style:row-height="3.844cm" fo:break-before="auto" style:use-optimal-row-height="true"/>
    </style:style>
    <style:style style:name="ro9" style:family="table-row">
      <style:table-row-properties style:row-height="2.579cm" fo:break-before="auto" style:use-optimal-row-height="true"/>
    </style:style>
    <style:style style:name="ro10" style:family="table-row">
      <style:table-row-properties style:row-height="1.632cm" fo:break-before="auto" style:use-optimal-row-height="true"/>
    </style:style>
    <style:style style:name="ro11" style:family="table-row">
      <style:table-row-properties style:row-height="0.841cm" fo:break-before="auto" style:use-optimal-row-height="true"/>
    </style:style>
    <style:style style:name="ro12" style:family="table-row">
      <style:table-row-properties style:row-height="4.263cm" fo:break-before="auto" style:use-optimal-row-height="true"/>
    </style:style>
    <style:style style:name="ro13" style:family="table-row">
      <style:table-row-properties style:row-height="6.369cm" fo:break-before="auto" style:use-optimal-row-height="true"/>
    </style:style>
    <style:style style:name="ro14" style:family="table-row">
      <style:table-row-properties style:row-height="5.95cm" fo:break-before="auto" style:use-optimal-row-height="true"/>
    </style:style>
    <style:style style:name="ro15" style:family="table-row">
      <style:table-row-properties style:row-height="5.106cm" fo:break-before="auto" style:use-optimal-row-height="true"/>
    </style:style>
    <style:style style:name="ro16" style:family="table-row">
      <style:table-row-properties style:row-height="3.42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Bahnschrift"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font-name="Bahnschrift" fo:font-size="10pt" fo:font-style="normal" fo:text-shadow="none" style:text-underline-style="none" fo:font-weight="bold" style:text-underline-mode="continuous" style:text-overline-mode="continuous" style:text-line-through-mode="continuous" style:font-name-asian="Andale Sans UI"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ce3" style:family="table-cell" style:parent-style-name="Default">
      <style:table-cell-properties fo:background-color="#ffffff" fo:wrap-option="wrap"/>
      <style:text-properties style:use-window-font-color="true" style:text-outline="false" style:text-line-through-style="none" style:font-name="Bahnschrift" fo:font-size="10pt" fo:font-style="normal" fo:text-shadow="none" style:text-underline-style="none" fo:font-weight="bold" style:text-underline-mode="continuous" style:text-overline-mode="continuous" style:text-line-through-mode="continuous" style:font-name-asian="Andale Sans UI"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ce4" style:family="table-cell" style:parent-style-name="Default">
      <style:table-cell-properties fo:wrap-option="wrap"/>
      <style:text-properties style:font-name="Bahnschrift"/>
    </style:style>
    <style:style style:name="ce5" style:family="table-cell" style:parent-style-name="Default">
      <style:table-cell-properties fo:background-color="#ffffff" fo:wrap-option="wrap"/>
      <style:text-properties style:use-window-font-color="true" style:text-outline="false" style:text-line-through-style="none" style:font-name="Bahnschrift"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fo:wrap-option="wrap"/>
      <style:text-properties style:font-name="Bahnschrift"/>
    </style:style>
    <style:style style:name="ce7" style:family="table-cell" style:parent-style-name="Default">
      <style:table-cell-properties fo:wrap-option="wrap"/>
    </style:style>
    <style:style style:name="ce8" style:family="table-cell" style:parent-style-name="Default">
      <style:table-cell-properties fo:wrap-option="wrap"/>
      <style:text-properties fo:font-weight="bold" style:font-weight-asian="bold" style:font-weight-complex="bold"/>
    </style:style>
    <style:style style:name="ce9" style:family="table-cell" style:parent-style-name="Default">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99ff99"/>
    </style:style>
    <style:style style:name="ce12" style:family="table-cell" style:parent-style-name="Default">
      <style:table-cell-properties fo:background-color="#33ff99"/>
    </style:style>
    <style:style style:name="ce13" style:family="table-cell" style:parent-style-name="Default">
      <style:table-cell-properties fo:background-color="#99ffff"/>
    </style:style>
    <style:style style:name="ce14" style:family="table-cell" style:parent-style-name="Default">
      <style:table-cell-properties fo:background-color="#33ff99"/>
      <style:text-properties fo:font-weight="bold" style:font-weight-asian="bold" style:font-weight-complex="bold"/>
    </style:style>
    <style:style style:name="ce15" style:family="table-cell" style:parent-style-name="Default">
      <style:table-cell-properties fo:background-color="#66ffff" fo:wrap-option="wrap"/>
    </style:style>
    <style:style style:name="ce16" style:family="table-cell" style:parent-style-name="Default">
      <style:table-cell-properties fo:background-color="#33ff99" fo:wrap-option="wrap"/>
    </style:style>
    <style:style style:name="ce17" style:family="table-cell" style:parent-style-name="Default">
      <style:table-cell-properties fo:background-color="#66ffff"/>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80808" fo:font-size="10pt" style:font-size-asian="10pt" style:font-size-complex="5.69999980926514pt"/>
    </style:style>
    <style:style style:name="T4" style:family="text">
      <style:text-properties fo:color="#083080" style:font-name="Courier New" fo:font-size="10pt" fo:font-style="normal" fo:font-weight="normal" style:font-name-asian="Courier New" style:font-size-asian="10pt" style:font-style-asian="normal" style:font-weight-asian="normal" style:font-name-complex="Courier New" style:font-size-complex="5.69999980926514pt" style:font-style-complex="normal" style:font-weight-complex="normal"/>
    </style:style>
    <style:style style:name="T5" style:family="text">
      <style:text-properties fo:color="#080808" style:font-name="Courier New" fo:font-size="10pt" fo:font-style="normal" fo:font-weight="normal" style:font-name-asian="Courier New" style:font-size-asian="10pt" style:font-style-asian="normal" style:font-weight-asian="normal" style:font-name-complex="Courier New" style:font-size-complex="5.69999980926514pt" style:font-style-complex="normal" style:font-weight-complex="normal"/>
    </style:style>
    <style:style style:name="T6" style:family="text">
      <style:text-properties fo:color="#067d17" style:font-name="Courier New" fo:font-size="10pt" fo:font-style="normal" fo:font-weight="normal" style:font-name-asian="Courier New" style:font-size-asian="10pt" style:font-style-asian="normal" style:font-weight-asian="normal" style:font-name-complex="Courier New" style:font-size-complex="5.69999980926514pt" style:font-style-complex="normal" style:font-weight-complex="normal"/>
    </style:style>
  </office:automatic-styles>
  <office:body>
    <office:spreadsheet>
      <table:table table:name="notes" table:style-name="ta1" table:print="false">
        <table:table-column table:style-name="co1" table:default-cell-style-name="ce4"/>
        <table:table-column table:style-name="co2" table:default-cell-style-name="ce4"/>
        <table:table-column table:style-name="co3" table:number-columns-repeated="1022" table:default-cell-style-name="ce4"/>
        <table:table-row table:style-name="ro1">
          <table:table-cell table:style-name="ce1" office:value-type="string">
            <text:p>Introduction</text:p>
          </table:table-cell>
          <table:table-cell table:style-name="ce1" table:number-columns-repeated="25"/>
          <table:table-cell table:number-columns-repeated="998"/>
        </table:table-row>
        <table:table-row table:style-name="ro1">
          <table:table-cell table:style-name="ce1" office:value-type="string">
            <text:p>OAuth2.0</text:p>
          </table:table-cell>
          <table:table-cell table:style-name="ce1" office:value-type="string">
            <text:p>Open authorization - version 2.0Has many auth flows based on type of client applications</text:p>
          </table:table-cell>
          <table:table-cell table:style-name="ce1" table:number-columns-repeated="24"/>
          <table:table-cell table:number-columns-repeated="998"/>
        </table:table-row>
        <table:table-row table:style-name="ro2">
          <table:table-cell table:style-name="ce1" office:value-type="string">
            <text:p>players</text:p>
          </table:table-cell>
          <table:table-cell table:style-name="ce1" office:value-type="string">
            <text:p>Resource owner - generally the userClient - The app which wants to access the user data (UI / mobile app / REST client)Resource server - The server that has the resource / APIs which the client wants to accessAuthorization server - The server that authenticates and authorizes the client app to access APIs on resource server</text:p>
          </table:table-cell>
          <table:table-cell table:style-name="ce1" table:number-columns-repeated="24"/>
          <table:table-cell table:number-columns-repeated="998"/>
        </table:table-row>
        <table:table-row table:style-name="ro1">
          <table:table-cell table:style-name="ce1" office:value-type="string">
            <text:p>custom standalone authorization servers that can be deployed locally</text:p>
          </table:table-cell>
          <table:table-cell table:style-name="ce1" office:value-type="string">
            <text:p>Spring auth server, Keycloak auth server</text:p>
          </table:table-cell>
          <table:table-cell table:style-name="ce1" table:number-columns-repeated="24"/>
          <table:table-cell table:number-columns-repeated="998"/>
        </table:table-row>
        <table:table-row table:style-name="ro1">
          <table:table-cell table:style-name="ce1" office:value-type="string">
            <text:p>cloud authorization servers</text:p>
          </table:table-cell>
          <table:table-cell table:style-name="ce1" office:value-type="string">
            <text:p>AWS cognito server, Microsoft identity platform, OKTA server</text:p>
          </table:table-cell>
          <table:table-cell table:style-name="ce1" table:number-columns-repeated="24"/>
          <table:table-cell table:number-columns-repeated="998"/>
        </table:table-row>
        <table:table-row table:style-name="ro2">
          <table:table-cell table:style-name="ce1" office:value-type="string">
            <text:p>client types</text:p>
          </table:table-cell>
          <table:table-cell table:style-name="ce1" office:value-type="string">
            <text:p>Native app, Single page Application - neeeds to be registered on Auth server and should obtain its own clientId and secret key Confidential clients - able to keep client secret key securely with them.(eg: secured app running on server)Public clients - cannot guarantee the safety and security of client secret key (eg : Native app on user device, SPA running on browser )</text:p>
          </table:table-cell>
          <table:table-cell table:style-name="ce1" table:number-columns-repeated="24"/>
          <table:table-cell table:number-columns-repeated="998"/>
        </table:table-row>
        <table:table-row table:style-name="ro3">
          <table:table-cell table:style-name="ce1" office:value-type="string">
            <text:p>access token</text:p>
          </table:table-cell>
          <table:table-cell table:style-name="ce1" office:value-type="string">
            <text:p>token provided to the client by the auth serverpassed by client to resource server to access resource on users behalfresource server verifies the access token by calling auth server</text:p>
          </table:table-cell>
          <table:table-cell table:style-name="ce1" table:number-columns-repeated="24"/>
          <table:table-cell table:number-columns-repeated="998"/>
        </table:table-row>
        <table:table-row table:style-name="ro3">
          <table:table-cell table:style-name="ce1" office:value-type="string">
            <text:p>acess token types</text:p>
          </table:table-cell>
          <table:table-cell table:style-name="ce1" office:value-type="string">
            <text:p>identifier - stored in DB - doesnot have any auth info - token that is just used by resource server to look up user details in auth servertype with self contained authorization info - a lot of info - hence longer - json object which is base64encoded.- not very secured</text:p>
          </table:table-cell>
          <table:table-cell table:style-name="ce1" table:number-columns-repeated="24"/>
          <table:table-cell table:number-columns-repeated="998"/>
        </table:table-row>
        <table:table-row table:style-name="ro1">
          <table:table-cell table:style-name="ce1" office:value-type="string">
            <text:p>refresh token</text:p>
          </table:table-cell>
          <table:table-cell table:style-name="ce1" office:value-type="string">
            <text:p>used to obtain a new (refresh) access token if it is expired</text:p>
          </table:table-cell>
          <table:table-cell table:style-name="ce1" table:number-columns-repeated="24"/>
          <table:table-cell table:number-columns-repeated="998"/>
        </table:table-row>
        <table:table-row table:style-name="ro2">
          <table:table-cell table:style-name="ce1" office:value-type="string">
            <text:p>OIDC - open ID connect</text:p>
          </table:table-cell>
          <table:table-cell table:style-name="ce1" office:value-type="string">
            <text:p>Additional layer having user information on top of Oauth 2. which provides ID token.</text:p>
            <text:p>ID token is used for authentication – contains the user information. This is provided by the Identity provider - Keycloak</text:p>
            <text:p>Access token is used for authorization.</text:p>
          </table:table-cell>
          <table:table-cell table:style-name="ce1" table:number-columns-repeated="24"/>
          <table:table-cell table:number-columns-repeated="998"/>
        </table:table-row>
        <table:table-row table:style-name="ro4" table:number-rows-repeated="4">
          <table:table-cell table:style-name="ce1" table:number-columns-repeated="26"/>
          <table:table-cell table:number-columns-repeated="998"/>
        </table:table-row>
        <table:table-row table:style-name="ro1">
          <table:table-cell table:style-name="ce1" office:value-type="string">
            <text:p>OAuth2.0 Grant types and Authorization flows</text:p>
          </table:table-cell>
          <table:table-cell table:style-name="ce1" table:number-columns-repeated="25"/>
          <table:table-cell table:number-columns-repeated="998"/>
        </table:table-row>
        <table:table-row table:style-name="ro3">
          <table:table-cell table:style-name="ce1" office:value-type="string">
            <text:p>diff types of client applications</text:p>
          </table:table-cell>
          <table:table-cell table:style-name="ce1" office:value-type="string">
            <text:p>a. server side web app (vaadin)b. server side script with no UI c. javascript single page application (Angular js, React js)d. mobile native app (android, iOS, symbian)e. device ( no browser functionality )</text:p>
          </table:table-cell>
          <table:table-cell table:style-name="ce1" table:number-columns-repeated="24"/>
          <table:table-cell table:number-columns-repeated="998"/>
        </table:table-row>
        <table:table-row table:style-name="ro5">
          <table:table-cell table:style-name="ce1" office:value-type="string">
            <text:p>Gant type based on different types of Client applications</text:p>
          </table:table-cell>
          <table:table-cell table:style-name="ce1" office:value-type="string">
            <text:p>It is a way in which the client is granted access token1. Authorization code - used in (a) and (d) above. - applicaton can securely maintain the authorization code on its side. 2. Client credentials - used in (b) - not directly available to the end user3. PKCE enhanced authorization code - used in (c) and (d) - used where client credentials cant be kept confidential and auth code cant be maintained on its own.4. Device code - used in (e) where browsers cant be used or execute code on server side.5. Implicit flow (deprecated)- JS / mobile apps where access token was returned immediatedly without authorization token exachange step6. Password (deprecated) - this exchanges user credentials for access token </text:p>
          </table:table-cell>
          <table:table-cell table:style-name="ce1" table:number-columns-repeated="24"/>
          <table:table-cell table:number-columns-repeated="998"/>
        </table:table-row>
        <table:table-row table:style-name="ro5">
          <table:table-cell table:style-name="ce1" office:value-type="string">
            <text:p>1. <text:span text:style-name="T1">Grant type – authorization_code</text:span></text:p>
            <text:p>Should be used if the client application is confident of keeping the client secret safe within the server.</text:p>
            <text:p>client secret is saved by the client and is used in every request header.</text:p>
            <text:p/>
          </table:table-cell>
          <table:table-cell table:style-name="ce1" office:value-type="string">
            <text:p>GET - get the valid authorization code form auth server after successful authentication of the user</text:p>
            <text:p>POST - excahnge authorization code for access token for accessing resource on resource server</text:p>
            <text:p>GET / POST – call the resource service using the access token as the jwt token using Authorization header.</text:p>
          </table:table-cell>
          <table:table-cell table:style-name="ce1" table:number-columns-repeated="24"/>
          <table:table-cell table:number-columns-repeated="998"/>
        </table:table-row>
        <table:table-row table:style-name="ro4">
          <table:table-cell table:style-name="ce1" table:number-columns-repeated="26"/>
          <table:table-cell table:number-columns-repeated="998"/>
        </table:table-row>
        <table:table-row table:style-name="ro5">
          <table:table-cell table:style-name="ce2" office:value-type="string">
            <text:p>2.Grant type – PKCE enhanced authorization_code</text:p>
            <text:p><text:span text:style-name="T2">Should be used if the client applicaton cannot keep the client secret sae such as Single page applications and native mobile applications.</text:span></text:p>
            <text:p><text:span text:style-name="T2">Client secret is not saved by the client. Instead it uses code challenge and code chalenge method.</text:span></text:p>
          </table:table-cell>
          <table:table-cell table:style-name="ce1" table:number-columns-repeated="25"/>
          <table:table-cell table:number-columns-repeated="998"/>
        </table:table-row>
        <table:table-row table:style-name="ro4">
          <table:table-cell table:style-name="ce1" table:number-columns-repeated="26"/>
          <table:table-cell table:number-columns-repeated="998"/>
        </table:table-row>
        <table:table-row table:style-name="ro6">
          <table:table-cell table:style-name="ce1" office:value-type="string">
            <text:p><text:span text:style-name="T1">3. Grant type – client_credentials</text:span></text:p>
            <text:p><text:span text:style-name="T2">For microservice to microservice authorization</text:span></text:p>
            <text:p><text:span text:style-name="T2">No user login involved.</text:span></text:p>
            <text:p><text:span text:style-name="T2"/></text:p>
          </table:table-cell>
          <table:table-cell table:style-name="ce1" table:number-columns-repeated="25"/>
          <table:table-cell table:number-columns-repeated="998"/>
        </table:table-row>
        <table:table-row table:style-name="ro4">
          <table:table-cell table:style-name="ce1" table:number-columns-repeated="26"/>
          <table:table-cell table:number-columns-repeated="998"/>
        </table:table-row>
        <table:table-row table:style-name="ro6">
          <table:table-cell table:style-name="ce2" office:value-type="string">
            <text:p>4. Grant type – password</text:p>
            <text:p><text:span text:style-name="T2">Should only be used if the cient application doesnot support redirect.</text:span></text:p>
            <text:p><text:span text:style-name="T2">Resource owner has to enter credentials and is not secure.</text:span></text:p>
            <text:p><text:span text:style-name="T2">Not recommended.</text:span></text:p>
          </table:table-cell>
          <table:table-cell table:style-name="ce1" table:number-columns-repeated="25"/>
          <table:table-cell table:number-columns-repeated="998"/>
        </table:table-row>
        <table:table-row table:style-name="ro4" table:number-rows-repeated="2">
          <table:table-cell table:style-name="ce1" table:number-columns-repeated="26"/>
          <table:table-cell table:number-columns-repeated="998"/>
        </table:table-row>
        <table:table-row table:style-name="ro7">
          <table:table-cell table:style-name="ce3" office:value-type="string">
            <text:p>Authorization server configuration – 8080</text:p>
          </table:table-cell>
          <table:table-cell table:style-name="ce5" office:value-type="string">
            <text:p>1. download and install a standalone authorization server (keycloak) in local.</text:p>
            <text:p>2. start the server on port 8080</text:p>
            <text:p>3. open the admin console. - prabhuar1989 / winwin</text:p>
            <text:p>4. create a realm – a workspace having a list of users configured in it.</text:p>
            <text:p>5. create 2 basic users (ashwin &amp; purvi) / winwin</text:p>
            <text:p>6. create a client application and register the client-id and client secret with the auth server.</text:p>
            <text:p/>
          </table:table-cell>
          <table:table-cell table:style-name="ce5" table:number-columns-repeated="24"/>
          <table:table-cell table:style-name="ce6" table:number-columns-repeated="998"/>
        </table:table-row>
        <table:table-row table:style-name="ro4">
          <table:table-cell table:style-name="ce1" table:number-columns-repeated="26"/>
          <table:table-cell table:number-columns-repeated="998"/>
        </table:table-row>
        <table:table-row table:style-name="ro7">
          <table:table-cell table:style-name="ce2" office:value-type="string">
            <text:p>Resource server – 8081</text:p>
          </table:table-cell>
          <table:table-cell table:style-name="ce1" office:value-type="string">
            <text:p>Microservices with one or more exposed endpoints.</text:p>
            <text:p>Should have the oauth2 resource server dependency</text:p>
            <text:p>Should have the authorization server properties configured in its application.properties file.</text:p>
            <text:p><text:span text:style-name="T3"><text:line-break/></text:span><text:span text:style-name="T4">spring.security.oauth2.resourceserver.jwt.issuer-uri</text:span><text:span text:style-name="T5">=</text:span><text:span text:style-name="T6">http://localhost:8080/auth/realms/realm-institution-users </text:span><text:span text:style-name="T6"><text:line-break/></text:span><text:span text:style-name="T4">spring.security.oauth2.resourceserver.jwt.jwks_uri</text:span><text:span text:style-name="T5">=</text:span><text:span text:style-name="T6"><text:a xlink:href="http://localhost:8080/auth/realms/realm-institution-users/protocol/openid-connect/certs">http://localhost:8080/auth/realms/realm-institution-users/protocol/openid-connect/certs</text:a></text:span></text:p>
          </table:table-cell>
          <table:table-cell table:style-name="ce1" table:number-columns-repeated="24"/>
          <table:table-cell table:number-columns-repeated="998"/>
        </table:table-row>
        <table:table-row table:style-name="ro4">
          <table:table-cell table:style-name="ce1" table:number-columns-repeated="26"/>
          <table:table-cell table:number-columns-repeated="998"/>
        </table:table-row>
        <table:table-row table:style-name="ro8">
          <table:table-cell table:style-name="ce1" office:value-type="string">
            <text:p>Scope based access control</text:p>
          </table:table-cell>
          <table:table-cell table:style-name="ce1" office:value-type="string">
            <text:p>scope is associated with the resource</text:p>
            <text:p>Default openid connect scopes – openId, profile, email, address, phone, offline_access</text:p>
            <text:p>Custom scopes – hello</text:p>
            <text:p/>
            <text:p>Steps : </text:p>
            <text:p>1. declared the endpoint =&gt; <text:s/>/user/status - with the scope "address" <text:s/>in the code.</text:p>
            <text:p>2. GET authentication request with scope "address" <text:s/>along with openId and profile</text:p>
            <text:p>3. POST authorization request with authorization code in previous response</text:p>
            <text:p>4. use the access token for resource server endpoint. =&gt; 200 OK</text:p>
          </table:table-cell>
          <table:table-cell table:style-name="ce1" table:number-columns-repeated="24"/>
          <table:table-cell table:number-columns-repeated="998"/>
        </table:table-row>
        <table:table-row table:style-name="ro4">
          <table:table-cell table:style-name="ce1" table:number-columns-repeated="26"/>
          <table:table-cell table:number-columns-repeated="998"/>
        </table:table-row>
        <table:table-row table:style-name="ro2">
          <table:table-cell table:style-name="ce1" office:value-type="string">
            <text:p>Role based access control</text:p>
          </table:table-cell>
          <table:table-cell table:style-name="ce1" office:value-type="string">
            <text:p>Spring framework needs a converter class to extract list of roles from jwt and convert them to granted authorities.</text:p>
            <text:p>Role needs to be converted to Granted Authorities.</text:p>
            <text:p/>
          </table:table-cell>
          <table:table-cell table:style-name="ce1" table:number-columns-repeated="24"/>
          <table:table-cell table:number-columns-repeated="998"/>
        </table:table-row>
        <table:table-row table:style-name="ro4">
          <table:table-cell table:style-name="ce1" table:number-columns-repeated="26"/>
          <table:table-cell table:number-columns-repeated="998"/>
        </table:table-row>
        <table:table-row table:style-name="ro7">
          <table:table-cell table:style-name="ce1" office:value-type="string">
            <text:p>API gateway for routing on port 8082</text:p>
          </table:table-cell>
          <table:table-cell table:style-name="ce1" office:value-type="string">
            <text:p>Configure the resource server appication in gateways' application.properties </text:p>
            <text:p><text:span text:style-name="T4">server.port</text:span><text:span text:style-name="T5">=</text:span><text:span text:style-name="T6">8082 </text:span><text:span text:style-name="T6"><text:line-break/></text:span><text:span text:style-name="T4">spring.cloud.gateway.routes[0].id</text:span><text:span text:style-name="T5">=</text:span><text:span text:style-name="T6">user-status </text:span><text:span text:style-name="T6"><text:line-break/></text:span><text:span text:style-name="T4">spring.cloud.gateway.routes[0].uri</text:span><text:span text:style-name="T5">=</text:span><text:span text:style-name="T6">http://localhost:8081 </text:span><text:span text:style-name="T6"><text:line-break/></text:span><text:span text:style-name="T4">spring.cloud.gateway.routes[0].predicates[0]</text:span><text:span text:style-name="T5">=</text:span><text:span text:style-name="T6">Path=/user/status </text:span><text:span text:style-name="T6"><text:line-break/></text:span><text:span text:style-name="T4">spring.cloud.gateway.routes[0].predicates[1]</text:span><text:span text:style-name="T5">=</text:span><text:span text:style-name="T6">Method=GET </text:span><text:span text:style-name="T6"><text:line-break/></text:span><text:span text:style-name="T4">spring.cloud.gateway.routes[0].filters[0]</text:span><text:span text:style-name="T5">=</text:span><text:span text:style-name="T6">RemoveRequestHeader=Cookie <text:s text:c="2"/>//to remove all cookies from requests</text:span></text:p>
          </table:table-cell>
          <table:table-cell table:style-name="ce1" table:number-columns-repeated="24"/>
          <table:table-cell table:number-columns-repeated="998"/>
        </table:table-row>
        <table:table-row table:style-name="ro4">
          <table:table-cell table:style-name="ce1" table:number-columns-repeated="26"/>
          <table:table-cell table:number-columns-repeated="998"/>
        </table:table-row>
        <table:table-row table:style-name="ro2">
          <table:table-cell table:style-name="ce1" office:value-type="string">
            <text:p>2 more resource servers on port </text:p>
            <text:p>Albums – 8083</text:p>
            <text:p>Photos - 8085</text:p>
          </table:table-cell>
          <table:table-cell table:style-name="ce1" table:number-columns-repeated="25"/>
          <table:table-cell table:number-columns-repeated="998"/>
        </table:table-row>
        <table:table-row table:style-name="ro4">
          <table:table-cell table:style-name="ce1" table:number-columns-repeated="26"/>
          <table:table-cell table:number-columns-repeated="998"/>
        </table:table-row>
        <table:table-row table:style-name="ro1">
          <table:table-cell table:style-name="ce1" office:value-type="string">
            <text:p>eureka naming server – 8761</text:p>
          </table:table-cell>
          <table:table-cell table:style-name="ce1" office:value-type="string">
            <text:p>all resource servers instance registered to discovery naming server - 8761</text:p>
          </table:table-cell>
          <table:table-cell table:style-name="ce1" table:number-columns-repeated="24"/>
          <table:table-cell table:number-columns-repeated="998"/>
        </table:table-row>
        <table:table-row table:style-name="ro4">
          <table:table-cell table:style-name="ce1" table:number-columns-repeated="26"/>
          <table:table-cell table:number-columns-repeated="998"/>
        </table:table-row>
        <table:table-row table:style-name="ro2">
          <table:table-cell table:style-name="ce1" office:value-type="string">
            <text:p>Spring-cloud-api-gateway – 8888</text:p>
          </table:table-cell>
          <table:table-cell table:style-name="ce1" office:value-type="string">
            <text:p>Api – gateway is also registered to discovery naming server – 8761</text:p>
            <text:p>Gateway is conofigured to do the routing</text:p>
            <text:p>Gateway looks for the resource server instance in eureka-naming-server and does the load balancing</text:p>
          </table:table-cell>
          <table:table-cell table:style-name="ce1" table:number-columns-repeated="24"/>
          <table:table-cell table:number-columns-repeated="998"/>
        </table:table-row>
        <table:table-row table:style-name="ro4">
          <table:table-cell table:style-name="Default"/>
          <table:table-cell table:style-name="ce1" table:number-columns-repeated="25"/>
          <table:table-cell table:number-columns-repeated="998"/>
        </table:table-row>
        <table:table-row table:style-name="ro2">
          <table:table-cell table:style-name="ce1" office:value-type="string">
            <text:p>springboot web mvc application – 8090</text:p>
          </table:table-cell>
          <table:table-cell table:style-name="ce1" office:value-type="string">
            <text:p>This is web mvc application <text:s/>developed using thymeleaf as a viewing component.</text:p>
            <text:p>This is the Oauth client application which is going to get the resource from any of the resource server after successfull authentication and authorization with the authorization server.</text:p>
          </table:table-cell>
          <table:table-cell table:style-name="ce1" table:number-columns-repeated="24"/>
          <table:table-cell table:number-columns-repeated="998"/>
        </table:table-row>
        <table:table-row table:style-name="ro2" table:number-rows-repeated="964">
          <table:table-cell table:style-name="ce1" table:number-columns-repeated="26"/>
          <table:table-cell table:number-columns-repeated="998"/>
        </table:table-row>
        <table:table-row table:style-name="ro2" table:number-rows-repeated="1047568">
          <table:table-cell table:number-columns-repeated="1024"/>
        </table:table-row>
        <table:table-row table:style-name="ro2">
          <table:table-cell table:number-columns-repeated="1024"/>
        </table:table-row>
      </table:table>
      <table:table table:name="big data" table:style-name="ta1" table:print="false">
        <table:table-column table:style-name="co4" table:default-cell-style-name="ce7"/>
        <table:table-column table:style-name="co5" table:default-cell-style-name="ce7"/>
        <table:table-row table:style-name="ro4">
          <table:table-cell table:number-columns-repeated="2"/>
        </table:table-row>
        <table:table-row table:style-name="ro9">
          <table:table-cell office:value-type="string">
            <text:p>When Data is big, issues with traditional RDBMS</text:p>
          </table:table-cell>
          <table:table-cell office:value-type="string">
            <text:p>Traditionally data is stored in RDBMS. It stores data only in normalized form – each entity has its own table. And when we want the complete set of data we perform a join on tables.</text:p>
            <text:p>It only stores structured data. We can store unstructured like images and files as well (CLOB and BLOB etc). But RDBMS cannot process unstructured data – which cannot be represented in rows and columns.</text:p>
            <text:p>How to store and process images / files in real time? </text:p>
            <text:p>How to deal with real time data? How to collect and analyse / process data at real time with faster performance ?</text:p>
            <text:p>RDBMS is still very relevant and is the widely used solution for transaction management. These are the only ones that can preserve the ACID properties.</text:p>
          </table:table-cell>
        </table:table-row>
        <table:table-row table:style-name="ro4">
          <table:table-cell table:number-columns-repeated="2"/>
        </table:table-row>
        <table:table-row table:style-name="ro2">
          <table:table-cell office:value-type="string">
            <text:p>So what is big data</text:p>
          </table:table-cell>
          <table:table-cell office:value-type="string">
            <text:p>Huge amount data is collected, maintained and analyzed which cant be done using traditional methods.</text:p>
            <text:p>One part of Big Data is =&gt; Some NoSql DBs =&gt; mongo DB, Cassandra, Hspace.</text:p>
            <text:p/>
          </table:table-cell>
        </table:table-row>
        <table:table-row table:style-name="ro4">
          <table:table-cell table:number-columns-repeated="2"/>
        </table:table-row>
        <table:table-row table:style-name="ro2">
          <table:table-cell office:value-type="string">
            <text:p>ETL jobs</text:p>
          </table:table-cell>
          <table:table-cell office:value-type="string">
            <text:p>Extract Transform and Load job – these tools connect to each database or data source, extract data , transaform and push the data into the dataware house.</text:p>
            <text:p>Eg : Informatica, talent, SSIS, etc.</text:p>
            <text:p>These tools typically run on a single machine. Its not real time. </text:p>
          </table:table-cell>
        </table:table-row>
        <table:table-row table:style-name="ro4">
          <table:table-cell table:number-columns-repeated="2"/>
        </table:table-row>
        <table:table-row table:style-name="ro3">
          <table:table-cell office:value-type="string">
            <text:p>Dataware house</text:p>
          </table:table-cell>
          <table:table-cell office:value-type="string">
            <text:p>The data from all the sources are dumped into the data warehouse for analyzing.</text:p>
            <text:p>General public dont have access to datawarehouse. This is solely used by the company for its internal purpose. These warehouses are very costly.</text:p>
          </table:table-cell>
        </table:table-row>
        <table:table-row table:style-name="ro4">
          <table:table-cell table:number-columns-repeated="2"/>
        </table:table-row>
        <table:table-row table:style-name="ro1">
          <table:table-cell/>
          <table:table-cell table:style-name="ce8" office:value-type="string">
            <text:p>HADOOP IS THE SOLUTION TO MAINTAIN BIG DATA and its a batch processing system. It doesnot work on real time.</text:p>
          </table:table-cell>
        </table:table-row>
        <table:table-row table:style-name="ro4">
          <table:table-cell table:number-columns-repeated="2"/>
        </table:table-row>
        <table:table-row table:style-name="ro6">
          <table:table-cell/>
          <table:table-cell office:value-type="string">
            <text:p>open source. can be modified as per the requirement and may introduce bugs. Cloudera is the first compnay that did the commercial distribution with support. Other companies are Hortonworks, MAPR. Etc.</text:p>
            <text:p/>
            <text:p><text:s/></text:p>
          </table:table-cell>
        </table:table-row>
        <table:table-row table:style-name="ro3">
          <table:table-cell office:value-type="string">
            <text:p>Why map reduce ? </text:p>
          </table:table-cell>
          <table:table-cell office:value-type="string">
            <text:p>1. A lot of companies have programs written in map reduce who want to migrate them to apache spark. </text:p>
            <text:p>2. concepts of spark are based on map reduce.</text:p>
          </table:table-cell>
        </table:table-row>
        <table:table-row table:style-name="ro4">
          <table:table-cell table:number-columns-repeated="2"/>
        </table:table-row>
        <table:table-row table:style-name="ro2">
          <table:table-cell office:value-type="string">
            <text:p>Hadoop</text:p>
          </table:table-cell>
          <table:table-cell office:value-type="string">
            <text:p>Has distributed servers in a cluster.</text:p>
            <text:p/>
            <text:p>HDFS + <text:s/>Map reduce + YARN</text:p>
          </table:table-cell>
        </table:table-row>
        <table:table-row table:style-name="ro4">
          <table:table-cell table:number-columns-repeated="2"/>
        </table:table-row>
        <table:table-row table:style-name="ro5">
          <table:table-cell office:value-type="string">
            <text:p>HDFS</text:p>
          </table:table-cell>
          <table:table-cell office:value-type="string">
            <text:p>1 Master + n slaves</text:p>
            <text:p>Master will run a process called namenode</text:p>
            <text:p>Slaves will run process called data node.</text:p>
            <text:p>1. Stores any format of data.It doesnot matter what you store. It just provides a distributed storage.</text:p>
            <text:p>2. Once the data is stored it canot be modified. Data can only be added or removed.</text:p>
          </table:table-cell>
        </table:table-row>
        <table:table-row table:style-name="ro5" table:number-rows-repeated="1048558">
          <table:table-cell table:number-columns-repeated="2"/>
        </table:table-row>
        <table:table-row table:style-name="ro5">
          <table:table-cell table:number-columns-repeated="2"/>
        </table:table-row>
      </table:table>
      <table:table table:name="tokens" table:style-name="ta1" table:print="false">
        <table:table-column table:style-name="co7" table:default-cell-style-name="ce9"/>
        <table:table-column table:style-name="co8" table:default-cell-style-name="ce9"/>
        <table:table-column table:style-name="co7" table:number-columns-repeated="24" table:default-cell-style-name="ce9"/>
        <table:table-column table:style-name="co7" table:number-columns-repeated="998" table:default-cell-style-name="Default"/>
        <table:table-row table:style-name="ro4">
          <table:table-cell table:number-columns-repeated="1024"/>
        </table:table-row>
        <table:table-row table:style-name="ro10">
          <table:table-cell table:style-name="ce10" office:value-type="string">
            <text:p>ID Token</text:p>
          </table:table-cell>
          <table:table-cell table:style-name="ce10" office:value-type="string">
            <text:p>Contains basic user informationTo extract specific user information from OIDC identity server, scopes need to be mentioned in the request to identity server.</text:p>
          </table:table-cell>
          <table:table-cell table:style-name="ce10"/>
          <table:table-cell table:number-columns-repeated="1021"/>
        </table:table-row>
        <table:table-row table:style-name="ro4">
          <table:table-cell table:number-columns-repeated="1024"/>
        </table:table-row>
        <table:table-row table:style-name="ro11">
          <table:table-cell table:style-name="ce10" office:value-type="string">
            <text:p>Access Token</text:p>
          </table:table-cell>
          <table:table-cell table:style-name="ce10" office:value-type="string">
            <text:p>Used to provide access to the resource on resource server</text:p>
          </table:table-cell>
          <table:table-cell table:number-columns-repeated="1022"/>
        </table:table-row>
        <table:table-row table:style-name="ro11" table:number-rows-repeated="995">
          <table:table-cell table:number-columns-repeated="1024"/>
        </table:table-row>
        <table:table-row table:style-name="ro11">
          <table:table-cell table:number-columns-repeated="1024"/>
        </table:table-row>
      </table:table>
      <table:table table:name="spark" table:style-name="ta1" table:print="false">
        <table:table-column table:style-name="co9" table:default-cell-style-name="Default"/>
        <table:table-column table:style-name="co10" table:default-cell-style-name="Default"/>
        <table:table-row table:style-name="ro4" table:number-rows-repeated="2">
          <table:table-cell table:number-columns-repeated="2"/>
        </table:table-row>
        <table:table-row table:style-name="ro8">
          <table:table-cell office:value-type="string">
            <text:p>Spark ?</text:p>
          </table:table-cell>
          <table:table-cell office:value-type="string">
            <text:p>Spark – parallel execution framework which enables us to work on big data sets. </text:p>
            <text:p>Haddop is same but it uses map reduce framework – rigid model - map and then reduce process</text:p>
            <text:p>If complex requirements, then need to change map reduce job</text:p>
            <text:p>Loads into the disk after every map reduce task.</text:p>
            <text:p/>
            <text:p>Spark provides 80 high level operators – gives us the execution plan – clever optimizations – like it can detect the independent parts and execute in parallel.</text:p>
            <text:p>Regular java programs that will run in local computer – standalone mode. Spark program will get full benefit of multi threading.</text:p>
            <text:p/>
            <text:p>In a distributed system, </text:p>
          </table:table-cell>
        </table:table-row>
      </table:table>
      <table:table table:name="interviews" table:style-name="ta1" table:print="false">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6" table:number-columns-repeated="1017" table:default-cell-style-name="Default"/>
        <table:table-row table:style-name="ro4">
          <table:table-cell table:style-name="ce11" office:value-type="string">
            <text:p>Date</text:p>
          </table:table-cell>
          <table:table-cell table:style-name="ce11" office:value-type="string">
            <text:p>Company</text:p>
          </table:table-cell>
          <table:table-cell table:style-name="ce11" office:value-type="string">
            <text:p>Location</text:p>
          </table:table-cell>
          <table:table-cell table:style-name="ce11" office:value-type="string">
            <text:p>JD</text:p>
          </table:table-cell>
          <table:table-cell table:style-name="ce11" office:value-type="string">
            <text:p>Round</text:p>
          </table:table-cell>
          <table:table-cell table:style-name="ce11" office:value-type="string">
            <text:p>Status</text:p>
          </table:table-cell>
          <table:table-cell table:style-name="ce11" office:value-type="string">
            <text:p>Comments</text:p>
          </table:table-cell>
          <table:table-cell table:style-name="ce11" table:number-columns-repeated="1017"/>
        </table:table-row>
        <table:table-row table:style-name="ro4">
          <table:table-cell table:number-columns-repeated="1024"/>
        </table:table-row>
        <table:table-row table:style-name="ro4">
          <table:table-cell office:value-type="string">
            <text:p>4-Mar</text:p>
          </table:table-cell>
          <table:table-cell office:value-type="string">
            <text:p>Amdocs</text:p>
          </table:table-cell>
          <table:table-cell office:value-type="string">
            <text:p>Magarpata</text:p>
          </table:table-cell>
          <table:table-cell/>
          <table:table-cell office:value-type="string">
            <text:p>1 – online test</text:p>
          </table:table-cell>
          <table:table-cell table:style-name="ce12" office:value-type="string">
            <text:p>passed</text:p>
          </table:table-cell>
          <table:table-cell table:number-columns-repeated="1018"/>
        </table:table-row>
        <table:table-row table:style-name="ro4">
          <table:table-cell table:number-columns-repeated="1024"/>
        </table:table-row>
        <table:table-row table:style-name="ro4">
          <table:table-cell office:value-type="string">
            <text:p>13-Mar</text:p>
          </table:table-cell>
          <table:table-cell office:value-type="string">
            <text:p>Cognizant</text:p>
          </table:table-cell>
          <table:table-cell office:value-type="string">
            <text:p>Pune</text:p>
          </table:table-cell>
          <table:table-cell/>
          <table:table-cell office:value-type="string">
            <text:p>1 – Technical interview</text:p>
          </table:table-cell>
          <table:table-cell table:style-name="ce13" office:value-type="string">
            <text:p>pending</text:p>
          </table:table-cell>
          <table:table-cell table:number-columns-repeated="1018"/>
        </table:table-row>
        <table:table-row table:style-name="ro4">
          <table:table-cell table:number-columns-repeated="1024"/>
        </table:table-row>
        <table:table-row table:style-name="ro4">
          <table:table-cell office:value-type="string">
            <text:p>9-Mar</text:p>
          </table:table-cell>
          <table:table-cell office:value-type="string">
            <text:p>Amdocs</text:p>
          </table:table-cell>
          <table:table-cell office:value-type="string">
            <text:p>Magarpata</text:p>
          </table:table-cell>
          <table:table-cell/>
          <table:table-cell office:value-type="string">
            <text:p>2 – Technical interview</text:p>
          </table:table-cell>
          <table:table-cell table:style-name="ce12" office:value-type="string">
            <text:p>passed</text:p>
          </table:table-cell>
          <table:table-cell table:number-columns-repeated="1018"/>
        </table:table-row>
        <table:table-row table:style-name="ro4">
          <table:table-cell table:number-columns-repeated="1024"/>
        </table:table-row>
        <table:table-row table:style-name="ro4">
          <table:table-cell office:value-type="string">
            <text:p>11-Mar</text:p>
          </table:table-cell>
          <table:table-cell office:value-type="string">
            <text:p>Amdocs</text:p>
          </table:table-cell>
          <table:table-cell office:value-type="string">
            <text:p>Magarpata</text:p>
          </table:table-cell>
          <table:table-cell/>
          <table:table-cell office:value-type="string">
            <text:p>3 – Technical interview</text:p>
          </table:table-cell>
          <table:table-cell table:style-name="ce12" office:value-type="string">
            <text:p>passed</text:p>
          </table:table-cell>
          <table:table-cell table:number-columns-repeated="1018"/>
        </table:table-row>
        <table:table-row table:style-name="ro4">
          <table:table-cell table:number-columns-repeated="1024"/>
        </table:table-row>
        <table:table-row table:style-name="ro4">
          <table:table-cell office:value-type="string">
            <text:p>12-Mar</text:p>
          </table:table-cell>
          <table:table-cell office:value-type="string">
            <text:p>Amdocs</text:p>
          </table:table-cell>
          <table:table-cell office:value-type="string">
            <text:p>Magarpata</text:p>
          </table:table-cell>
          <table:table-cell/>
          <table:table-cell office:value-type="string">
            <text:p>4 – Technical interview</text:p>
          </table:table-cell>
          <table:table-cell table:style-name="ce12" office:value-type="string">
            <text:p>passed</text:p>
          </table:table-cell>
          <table:table-cell table:number-columns-repeated="1018"/>
        </table:table-row>
        <table:table-row table:style-name="ro4">
          <table:table-cell table:number-columns-repeated="4"/>
          <table:table-cell office:value-type="string">
            <text:p>5 – Managerial round</text:p>
          </table:table-cell>
          <table:table-cell table:style-name="ce12" office:value-type="string">
            <text:p>passed</text:p>
          </table:table-cell>
          <table:table-cell table:number-columns-repeated="1018"/>
        </table:table-row>
        <table:table-row table:style-name="ro4">
          <table:table-cell table:number-columns-repeated="4"/>
          <table:table-cell office:value-type="string">
            <text:p>6 – HR Round</text:p>
          </table:table-cell>
          <table:table-cell table:style-name="ce14" office:value-type="string">
            <text:p>selected</text:p>
          </table:table-cell>
          <table:table-cell table:number-columns-repeated="1018"/>
        </table:table-row>
      </table:table>
      <table:table table:name="spring batch" table:style-name="ta1" table:print="false">
        <table:table-column table:style-name="co18" table:default-cell-style-name="ce7"/>
        <table:table-column table:style-name="co19" table:default-cell-style-name="ce7"/>
        <table:table-row table:style-name="ro4">
          <table:table-cell table:number-columns-repeated="2"/>
        </table:table-row>
        <table:table-row table:style-name="ro6">
          <table:table-cell office:value-type="string">
            <text:p>What is batch processing</text:p>
          </table:table-cell>
          <table:table-cell office:value-type="string">
            <text:p>processing finite amount data without interaction or interruption. There is a known endpoint.</text:p>
            <text:p>Different spring batch processes : ETL – Extract transform and load, reporting, data science, big data, non interactive processing</text:p>
            <text:p>Features : job flow state machine, transaction handling, declarative i/o – whole collection of readers, processors and writers, robust error handling</text:p>
            <text:p>Scalability options, battle tested, built on spring</text:p>
          </table:table-cell>
        </table:table-row>
        <table:table-row table:style-name="ro4">
          <table:table-cell table:number-columns-repeated="2"/>
        </table:table-row>
        <table:table-row table:style-name="ro12">
          <table:table-cell office:value-type="string">
            <text:p>Job and step</text:p>
          </table:table-cell>
          <table:table-cell office:value-type="string">
            <text:p>Spring batch is fundamentally a state machine.</text:p>
            <text:p>Each step represents a state within the state machine. Job defines a list of states and how to transition from one state to next.A job can have multiple steps.</text:p>
            <text:p/>
            <text:p>A step represents an independent piece of processing that makes up a job.</text:p>
            <text:p>Steps are of 2 types : </text:p>
            <text:p>1. tasklet based step : a single interface with execute() method. </text:p>
            <text:p/>
            <text:p>2. chunk based step : consists of components - reader, processor and writer.</text:p>
            <text:p/>
            <text:p/>
          </table:table-cell>
        </table:table-row>
        <table:table-row table:style-name="ro4">
          <table:table-cell table:number-columns-repeated="2"/>
        </table:table-row>
        <table:table-row table:style-name="ro3">
          <table:table-cell office:value-type="string">
            <text:p>How step works</text:p>
          </table:table-cell>
          <table:table-cell office:value-type="string">
            <text:p>Step is executed in chunks. IN each chunk, a specific set of data (as per the chunk size) is read, processed and written and then repeated untill all the chunks are executed in that step.</text:p>
            <text:p/>
          </table:table-cell>
        </table:table-row>
        <table:table-row table:style-name="ro4">
          <table:table-cell table:number-columns-repeated="2"/>
        </table:table-row>
        <table:table-row table:style-name="ro2">
          <table:table-cell office:value-type="string">
            <text:p>flow</text:p>
          </table:table-cell>
          <table:table-cell office:value-type="string">
            <text:p>Job launcher launches the job and updates the state of the job in job repository.</text:p>
            <text:p>The job reports the state of every step execution in the job repository.</text:p>
            <text:p>The step reports the state of every chunk of that step in the job reposiotry.</text:p>
          </table:table-cell>
        </table:table-row>
        <table:table-row table:style-name="ro4">
          <table:table-cell table:number-columns-repeated="2"/>
        </table:table-row>
        <table:table-row table:style-name="ro3">
          <table:table-cell office:value-type="string">
            <text:p>Job Repository</text:p>
          </table:table-cell>
          <table:table-cell office:value-type="string">
            <text:p>Maintains the state</text:p>
            <text:p>2 implementations – Map based (only used for testing) and JDBC based</text:p>
          </table:table-cell>
        </table:table-row>
        <table:table-row table:style-name="ro4">
          <table:table-cell table:number-columns-repeated="2"/>
        </table:table-row>
        <table:table-row table:style-name="ro2">
          <table:table-cell office:value-type="string">
            <text:p>Job, Job Instance and Job execution</text:p>
          </table:table-cell>
          <table:table-cell office:value-type="string">
            <text:p>A job instance is one instance of job running on a given day. One running job instance at any given point is a job execution. A job execution is part of a job instance.A job execution can either fail or pass. If it fails, then the reason for failure can be fixed and another job execution for the same job instance can be triggered. Once a job execution is successful and completed, the job instance cant be used anymore.</text:p>
          </table:table-cell>
        </table:table-row>
        <table:table-row table:style-name="ro4">
          <table:table-cell table:number-columns-repeated="2"/>
        </table:table-row>
        <table:table-row table:style-name="ro1">
          <table:table-cell office:value-type="string">
            <text:p>flow</text:p>
          </table:table-cell>
          <table:table-cell office:value-type="string">
            <text:p>collection of multiple steps which define state transitions – chap 10</text:p>
          </table:table-cell>
        </table:table-row>
        <table:table-row table:style-name="ro4">
          <table:table-cell table:number-columns-repeated="2"/>
        </table:table-row>
        <table:table-row table:style-name="ro3">
          <table:table-cell office:value-type="string">
            <text:p>Batch splits</text:p>
          </table:table-cell>
          <table:table-cell office:value-type="string">
            <text:p>parallelizing the flows. - executing 2 or more independent flows in parallel using split() method. - chap 11</text:p>
            <text:p>So the job consists of 2 flows - flow-1 and flow-2 and both these flows will be executed in parallel in 2 seperate threads which will increase the performance of batch processing</text:p>
          </table:table-cell>
        </table:table-row>
        <table:table-row table:style-name="ro4">
          <table:table-cell table:number-columns-repeated="2"/>
        </table:table-row>
        <table:table-row table:style-name="ro5">
          <table:table-cell office:value-type="string">
            <text:p>run Id incrementer</text:p>
          </table:table-cell>
          <table:table-cell office:value-type="string">
            <text:p>Adding the run Id incrementer to the job will always create a new unique job-key in the batch_job_instance table</text:p>
            <text:p>Hence even when the job was executed successfully the first time. It will run again if executed again</text:p>
            <text:p>If there is no run id incrementer for the job, then when the job is run again, it encounters the job-key of the previous job instance and if that is in completed state, it will not run the current job execution !!</text:p>
            <text:p>Hence if you want to run a job everytime, then add the run Id incrementer !!</text:p>
          </table:table-cell>
        </table:table-row>
        <table:table-row table:style-name="ro4">
          <table:table-cell table:number-columns-repeated="2"/>
        </table:table-row>
        <table:table-row table:style-name="ro2">
          <table:table-cell office:value-type="string">
            <text:p>Spring batch decisions</text:p>
          </table:table-cell>
          <table:table-cell office:value-type="string">
            <text:p>basically to control the flow of spring batch jobs</text:p>
            <text:p>JobExecutionDecider –decide() : <text:s/>the functional interface which lets you decide how the job execution should behave i.e which step to execute depending on decide() return value</text:p>
            <text:p>Chap 12</text:p>
          </table:table-cell>
        </table:table-row>
        <table:table-row table:style-name="ro4">
          <table:table-cell table:number-columns-repeated="2"/>
        </table:table-row>
        <table:table-row table:style-name="ro1">
          <table:table-cell office:value-type="string">
            <text:p>nested job</text:p>
          </table:table-cell>
          <table:table-cell office:value-type="string">
            <text:p>skipped</text:p>
          </table:table-cell>
        </table:table-row>
        <table:table-row table:style-name="ro4">
          <table:table-cell table:number-columns-repeated="2"/>
        </table:table-row>
        <table:table-row table:style-name="ro3">
          <table:table-cell office:value-type="string">
            <text:p>listeners</text:p>
          </table:table-cell>
          <table:table-cell office:value-type="string">
            <text:p>Spring batch listeners can be used to control the flow execution at any given junction point during a job execution.</text:p>
            <text:p>JobExecutionListener, StepExecutionListener, ChunkListener, ItemReadListener, ItemProcessListener, ItemWriteListener, annotations etc.</text:p>
          </table:table-cell>
        </table:table-row>
        <table:table-row table:style-name="ro3" table:number-rows-repeated="1048551">
          <table:table-cell table:number-columns-repeated="2"/>
        </table:table-row>
        <table:table-row table:style-name="ro3">
          <table:table-cell table:number-columns-repeated="2"/>
        </table:table-row>
      </table:table>
      <table:table table:name="rabbit MQ" table:style-name="ta1" table:print="false">
        <table:table-column table:style-name="co20" table:default-cell-style-name="ce7"/>
        <table:table-column table:style-name="co21" table:default-cell-style-name="Default"/>
        <table:table-column table:style-name="co6" table:number-columns-repeated="1022" table:default-cell-style-name="Default"/>
        <table:table-row table:style-name="ro4" table:number-rows-repeated="10">
          <table:table-cell table:number-columns-repeated="1024"/>
        </table:table-row>
        <table:table-row table:style-name="ro6">
          <table:table-cell office:value-type="string">
            <text:p>What is Rabbit MQ</text:p>
          </table:table-cell>
          <table:table-cell office:value-type="string">
            <text:p>A message broker that implements AMQP – Advanced Message Queuing Protocol</text:p>
            <text:p>Needs 3 key components – producers, brokers and consumers</text:p>
            <text:p>3 characteristics=&gt; security, reliability, and interoperability.</text:p>
            <text:p/>
          </table:table-cell>
          <table:table-cell table:number-columns-repeated="1022"/>
        </table:table-row>
        <table:table-row table:style-name="ro4">
          <table:table-cell table:number-columns-repeated="1024"/>
        </table:table-row>
        <table:table-row table:style-name="ro1">
          <table:table-cell office:value-type="string">
            <text:p>security </text:p>
          </table:table-cell>
          <table:table-cell office:value-type="string">
            <text:p>supports authentication, authorization LDAP and TLS via Rabbit MQ plugins.</text:p>
          </table:table-cell>
          <table:table-cell table:number-columns-repeated="1022"/>
        </table:table-row>
        <table:table-row table:style-name="ro4">
          <table:table-cell table:number-columns-repeated="1024"/>
        </table:table-row>
        <table:table-row table:style-name="ro3">
          <table:table-cell office:value-type="string">
            <text:p>reliability</text:p>
          </table:table-cell>
          <table:table-cell office:value-type="string">
            <text:p>confirms that the message was successfully delivered to the message broker </text:p>
            <text:p>And the message was successfully consumed/ processed by the consumer.</text:p>
          </table:table-cell>
          <table:table-cell table:number-columns-repeated="1022"/>
        </table:table-row>
        <table:table-row table:style-name="ro4">
          <table:table-cell table:number-columns-repeated="1024"/>
        </table:table-row>
        <table:table-row table:style-name="ro3">
          <table:table-cell office:value-type="string">
            <text:p>interoperability</text:p>
          </table:table-cell>
          <table:table-cell office:value-type="string">
            <text:p>message is transferred in the form of stream of bytes. Hence any client can operate on it irrespective of its language.</text:p>
            <text:p/>
          </table:table-cell>
          <table:table-cell table:number-columns-repeated="1022"/>
        </table:table-row>
        <table:table-row table:style-name="ro4">
          <table:table-cell table:number-columns-repeated="1024"/>
        </table:table-row>
        <table:table-row table:style-name="ro1">
          <table:table-cell office:value-type="string">
            <text:p>Exchange </text:p>
          </table:table-cell>
          <table:table-cell office:value-type="string">
            <text:p>used to publish the message to appropriate queue</text:p>
          </table:table-cell>
          <table:table-cell table:number-columns-repeated="1022"/>
        </table:table-row>
        <table:table-row table:style-name="ro1">
          <table:table-cell office:value-type="string">
            <text:p>Routing key</text:p>
          </table:table-cell>
          <table:table-cell office:value-type="string">
            <text:p>Identity used to bind the queue to the excahnge</text:p>
          </table:table-cell>
          <table:table-cell table:number-columns-repeated="1022"/>
        </table:table-row>
        <table:table-row table:style-name="ro4">
          <table:table-cell table:number-columns-repeated="1024"/>
        </table:table-row>
        <table:table-row table:style-name="ro1">
          <table:table-cell table:style-name="ce15" office:value-type="string">
            <text:p>Rabbit MQ course</text:p>
          </table:table-cell>
          <table:table-cell table:style-name="ce17" table:number-columns-repeated="1023"/>
        </table:table-row>
        <table:table-row table:style-name="ro4">
          <table:table-cell table:number-columns-repeated="1024"/>
        </table:table-row>
        <table:table-row table:style-name="ro1">
          <table:table-cell office:value-type="string">
            <text:p>install erland and rabbit mq server on local</text:p>
          </table:table-cell>
          <table:table-cell office:value-type="string">
            <text:p>its a proper installation</text:p>
          </table:table-cell>
          <table:table-cell table:number-columns-repeated="1022"/>
        </table:table-row>
        <table:table-row table:style-name="ro4">
          <table:table-cell table:number-columns-repeated="1024"/>
        </table:table-row>
        <table:table-row table:style-name="ro5">
          <table:table-cell office:value-type="string">
            <text:p>Starting the rabbit mq server</text:p>
          </table:table-cell>
          <table:table-cell office:value-type="string">
            <text:p>go to installation directory &gt; sbin</text:p>
            <text:p>Execute rabbitmq-service.start</text:p>
            <text:p>Service start at port : localhost:15672</text:p>
            <text:p>User – guest , password – guest</text:p>
            <text:p/>
          </table:table-cell>
          <table:table-cell table:number-columns-repeated="1022"/>
        </table:table-row>
        <table:table-row table:style-name="ro4">
          <table:table-cell table:number-columns-repeated="1024"/>
        </table:table-row>
        <table:table-row table:style-name="ro13">
          <table:table-cell office:value-type="string">
            <text:p>Messaging ? </text:p>
          </table:table-cell>
          <table:table-cell office:value-type="string">
            <text:p>Basically a form of communication – </text:p>
            <text:p>Messaging – exchange data from source to destination</text:p>
            <text:p>Text message, email message, instant message, </text:p>
            <text:p>Fundamental parts of message =&gt; [header, body]</text:p>
            <text:p>Message is a fundamental unit of communication.</text:p>
            <text:p/>
            <text:p>Synchronous forms of messaging : Method calls, remote proceedure calls, HTTP Clients and servers, etc.</text:p>
            <text:p>JMS – Asynchronous form of messaging</text:p>
            <text:p/>
            <text:p>Why use messaging? - Ecommerce site with millions of customer orders. Every order cant be processed at once OR immediately. It might lead to system crash on black friday.</text:p>
            <text:p>Also we want to communicate with loose coupling, asynchronously and progressively.</text:p>
            <text:p>Hence Advanced Message Queuing Protocol (AMQP) </text:p>
            <text:p>– AMQP provides: the actual "type" of message to be communicated.</text:p>
            <text:p>- Advanced structures of messages like Queues, Topics, Exchanges, etc.</text:p>
            <text:p/>
          </table:table-cell>
          <table:table-cell table:number-columns-repeated="1022"/>
        </table:table-row>
        <table:table-row table:style-name="ro4">
          <table:table-cell table:number-columns-repeated="1024"/>
        </table:table-row>
        <table:table-row table:style-name="ro3">
          <table:table-cell office:value-type="string">
            <text:p>Messaging protocols</text:p>
          </table:table-cell>
          <table:table-cell office:value-type="string">
            <text:p>The rules by which messaging is achieved.</text:p>
            <text:p>3types are most widely used: STOMP, MQTT, AMQP</text:p>
          </table:table-cell>
          <table:table-cell table:number-columns-repeated="1022"/>
        </table:table-row>
        <table:table-row table:style-name="ro4">
          <table:table-cell table:number-columns-repeated="1024"/>
        </table:table-row>
        <table:table-row table:style-name="ro7">
          <table:table-cell office:value-type="string">
            <text:p>STOMP</text:p>
          </table:table-cell>
          <table:table-cell office:value-type="string">
            <text:p>Simple text oriented messaging protocol</text:p>
            <text:p>Provides a interoperable format : Stomp clients can communicate with each other using any STOMP message broker to achieve easy and widespread messaging</text:p>
            <text:p>Very simple and easy to implement</text:p>
            <text:p>Http like design</text:p>
            <text:p>Doesnot have concepts like queues and topics. It simple has SEND semantic with a "destination" string for where the message to deliver.</text:p>
            <text:p>However the consumer can have thier own implementation of queues, topics and exchanges.</text:p>
            <text:p>Consumers of the messages SUBSCRIBE to this destination</text:p>
          </table:table-cell>
          <table:table-cell table:number-columns-repeated="1022"/>
        </table:table-row>
        <table:table-row table:style-name="ro4">
          <table:table-cell table:number-columns-repeated="1024"/>
        </table:table-row>
        <table:table-row table:style-name="ro7">
          <table:table-cell office:value-type="string">
            <text:p>MQTT</text:p>
          </table:table-cell>
          <table:table-cell office:value-type="string">
            <text:p>Message Queue Telemetry Transport</text:p>
            <text:p>It is designed for M2M (Machine to machine) / IOT (Internet of things) connectivity protocol.</text:p>
            <text:p>Highly standardized.</text:p>
            <text:p>Simple publish – subscribe message.</text:p>
            <text:p>Specifically designed for resource constraint devices and low bandwdith, high latency networks such as dial up lines and satellite links</text:p>
            <text:p>Full featured enterprise messaging protocol</text:p>
            <text:p/>
          </table:table-cell>
          <table:table-cell table:number-columns-repeated="1022"/>
        </table:table-row>
        <table:table-row table:style-name="ro4">
          <table:table-cell table:number-columns-repeated="1024"/>
        </table:table-row>
        <table:table-row table:style-name="ro14">
          <table:table-cell office:value-type="string">
            <text:p>AMQP</text:p>
          </table:table-cell>
          <table:table-cell office:value-type="string">
            <text:p>Advanced Messaging Queuing Protocol</text:p>
            <text:p>Reliable and interoperable</text:p>
            <text:p>2 companies having 2 different implementations of AMQP protocol could easily communicate with eaach other. Other protocol implementations doesnt work.</text:p>
            <text:p>Transaction and security, huge data processing capability.</text:p>
            <text:p/>
            <text:p>All AMQP clients interoperate with all AMQP servers.</text:p>
            <text:p>Can be applied as a broker very easily between unrelated systems.</text:p>
            <text:p>Enables messaging as a cloud service.</text:p>
            <text:p>Transactional messaging mechanism – reliable way of communication</text:p>
            <text:p>Real time feed of constantly updating information (Cric buzz score info)</text:p>
            <text:p><text:s/>encrypted assured transaction</text:p>
            <text:p>Message can be delivered when the destination is up and available.</text:p>
            <text:p>Can send and recieve at the same time over same network.</text:p>
            <text:p>Can work with multiple platforms.</text:p>
          </table:table-cell>
          <table:table-cell table:number-columns-repeated="1022"/>
        </table:table-row>
        <table:table-row table:style-name="ro4">
          <table:table-cell table:number-columns-repeated="1024"/>
        </table:table-row>
        <table:table-row table:style-name="ro7">
          <table:table-cell office:value-type="string">
            <text:p>RABBIT MQ – Most popular implementation of AMQP</text:p>
          </table:table-cell>
          <table:table-cell office:value-type="string">
            <text:p>Features : </text:p>
            <text:p>Powerful open source message broker</text:p>
            <text:p>Highly scalable by using clustering and fault tolerance</text:p>
            <text:p>Allows multiple connection channels inside a single TCP connection so as to avoid the overhead f lasrge number of TCP connections to the message broker.</text:p>
            <text:p>Hence network bandwidth resource is preserved.</text:p>
            <text:p/>
            <text:p>Architecture : in book</text:p>
          </table:table-cell>
          <table:table-cell table:number-columns-repeated="1022"/>
        </table:table-row>
        <table:table-row table:style-name="ro3">
          <table:table-cell table:style-name="ce15" office:value-type="string">
            <text:p>Pillars of messaging : Queues, Topics and exchange, Binding</text:p>
          </table:table-cell>
          <table:table-cell table:style-name="ce17" table:number-columns-repeated="1023"/>
        </table:table-row>
        <table:table-row table:style-name="ro15">
          <table:table-cell office:value-type="string">
            <text:p>Exchange</text:p>
          </table:table-cell>
          <table:table-cell office:value-type="string">
            <text:p/>
            <text:p>AMQP element where the messages are sent first by the publisher.</text:p>
            <text:p>Takes a message and routes it to one or more queues.</text:p>
            <text:p>Routing algorithm decides where to send messages from exchange.</text:p>
            <text:p>Routing algorithm depends on the exchange type and rules called bindings.</text:p>
            <text:p/>
            <text:p>Four exchange types : </text:p>
            <text:p>Direct exchange (default) : amq.direct</text:p>
            <text:p>Fanout exchange : amq.fanout = &gt; used for spreading messages to all the available queues with the bindings</text:p>
            <text:p>Topic Exchange: amq.topic =&gt; define a topic and send message using the topic.=&gt;send specific message to specific consumers</text:p>
            <text:p>Headers exchange : amq.match, amq.header =&gt; </text:p>
            <text:p/>
          </table:table-cell>
          <table:table-cell table:number-columns-repeated="1022"/>
        </table:table-row>
        <table:table-row table:style-name="ro4">
          <table:table-cell table:number-columns-repeated="1024"/>
        </table:table-row>
        <table:table-row table:style-name="ro16">
          <table:table-cell office:value-type="string">
            <text:p>Queue</text:p>
          </table:table-cell>
          <table:table-cell office:value-type="string">
            <text:p>A core element in any MQ protocol</text:p>
            <text:p>Messages are routed to queues from exchanges.</text:p>
            <text:p>Queues are the final destination in RabbitMQ before being recieved by subscribers. The consumer only knows about the queus.</text:p>
            <text:p>Properties of a queue :</text:p>
            <text:p><text:s/>Name : Identity of the queue</text:p>
            <text:p><text:s/>Durable: Should be persisted to the disk or not</text:p>
            <text:p><text:s/>Exclusive : delete the queue if not used anymore.</text:p>
            <text:p><text:s/>Auto-delete: delete the queue if no more consumer is subscribed.</text:p>
          </table:table-cell>
          <table:table-cell table:number-columns-repeated="1022"/>
        </table:table-row>
        <table:table-row table:style-name="ro4">
          <table:table-cell table:number-columns-repeated="1024"/>
        </table:table-row>
        <table:table-row table:style-name="ro9">
          <table:table-cell office:value-type="string">
            <text:p>Bindings </text:p>
          </table:table-cell>
          <table:table-cell office:value-type="string">
            <text:p>Bindings are used to bind exchanges to the queues for message delivery.</text:p>
            <text:p>Rules used by exchanges to route messages to queues.</text:p>
            <text:p>To instruct an Exchange E to route messages to a quque K , K has to be bound to E.</text:p>
            <text:p><text:span text:style-name="T1">Binding may have an optional routing-key attribute used by some exchanges.</text:span></text:p>
            <text:p><text:span text:style-name="T1">Bindings are the various routes from a source(Exchange) to a destination(Queue)</text:span></text:p>
            <text:p><text:span text:style-name="T1">If message cannot be routed to any queue (say there are no bindings for the exchange it was published to) , it is either dropeed or returned to the publisher, depending </text:span><text:span text:style-name="T1">on the message attributes the publisher has set.</text:span></text:p>
          </table:table-cell>
          <table:table-cell table:number-columns-repeated="1022"/>
        </table:table-row>
        <table:table-row table:style-name="ro4">
          <table:table-cell table:number-columns-repeated="1024"/>
        </table:table-row>
        <table:table-row table:style-name="ro6">
          <table:table-cell office:value-type="string">
            <text:p>Topics</text:p>
          </table:table-cell>
          <table:table-cell office:value-type="string">
            <text:p>Simply the subject part of the messages. Heading part of the message.</text:p>
            <text:p><text:span text:style-name="T1">Topic – routing key for message grouping</text:span></text:p>
            <text:p>Special formatting for better use : eg : apps.logs.error</text:p>
            <text:p><text:span text:style-name="T1">Topic Exchanges are defined using Topics for message deivery</text:span></text:p>
          </table:table-cell>
          <table:table-cell table:number-columns-repeated="1022"/>
        </table:table-row>
        <table:table-row table:style-name="ro4">
          <table:table-cell table:number-columns-repeated="1024"/>
        </table:table-row>
        <table:table-row table:style-name="ro4">
          <table:table-cell table:style-name="ce16"/>
          <table:table-cell table:style-name="ce12" table:number-columns-repeated="1023"/>
        </table:table-row>
        <table:table-row table:style-name="ro4">
          <table:table-cell table:number-columns-repeated="1024"/>
        </table:table-row>
        <table:table-row table:style-name="ro3">
          <table:table-cell office:value-type="string">
            <text:p>Rabbit Template</text:p>
          </table:table-cell>
          <table:table-cell office:value-type="string">
            <text:p>The API provided by spring to work with RabbitMQ</text:p>
            <text:p/>
          </table:table-cell>
          <table:table-cell table:number-columns-repeated="1022"/>
        </table:table-row>
        <table:table-row table:style-name="ro3" table:number-rows-repeated="1048525">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ahnschrift" svg:font-family="Bahnschrift"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3-19">19/03/2021</text:date>, <text:time>08:24: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9DT6H2M29S</meta:editing-duration>
    <meta:editing-cycles>37</meta:editing-cycles>
    <meta:generator>OpenOffice/4.1.8$Win32 OpenOffice.org_project/418m3$Build-9803</meta:generator>
    <dc:date>2021-03-19T08:24:48.95</dc:date>
    <dc:creator>Ashwin Prabhu</dc:creator>
    <meta:document-statistic meta:table-count="7" meta:cell-count="168" meta:object-count="0"/>
    <meta:user-defined meta:name="Info 1"/>
    <meta:user-defined meta:name="Info 2"/>
    <meta:user-defined meta:name="Info 3"/>
    <meta:user-defined meta:name="Info 4"/>
  </office:meta>
</office:document-meta>
</file>